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2100000319D1332304A12891E8.jpg" manifest:media-type="image/jpeg"/>
  <manifest:file-entry manifest:full-path="Pictures/1000000000000421000003192C529E3C6725A439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pr1" style:family="presentation" style:parent-style-name="Nature_5f_Illustration-title">
      <style:graphic-properties fo:min-height="4.963cm"/>
      <style:paragraph-properties style:writing-mode="lr-tb"/>
    </style:style>
    <style:style style:name="pr2" style:family="presentation" style:parent-style-name="Nature_5f_Illustration-subtitle">
      <style:graphic-properties draw:fill-color="#ffffff" fo:min-height="2.693cm"/>
      <style:paragraph-properties style:writing-mode="lr-tb"/>
    </style:style>
    <style:style style:name="pr3" style:family="presentation" style:parent-style-name="Nature_5f_Illustration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Nature_5f_Illustration1-title">
      <style:graphic-properties fo:min-height="3.506cm"/>
      <style:paragraph-properties style:writing-mode="lr-tb"/>
    </style:style>
    <style:style style:name="pr5" style:family="presentation" style:parent-style-name="Nature_5f_Illustration1-outline1">
      <style:graphic-properties fo:min-height="13.236cm"/>
      <style:paragraph-properties style:writing-mode="lr-tb"/>
    </style:style>
    <style:style style:name="pr6" style:family="presentation" style:parent-style-name="Nature_5f_Illustration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Nature_5f_Illustration1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  <style:text-properties fo:font-weight="bold" style:font-weight-asian="bold" style:font-weight-complex="bold"/>
    </style:style>
    <style:style style:name="P3" style:family="paragraph">
      <style:paragraph-properties fo:text-align="start"/>
    </style:style>
    <style:style style:name="P4" style:family="paragraph">
      <loext:graphic-properties draw:fill-color="#ffffff"/>
      <style:paragraph-properties fo:text-align="start" style:writing-mode="lr-tb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style:writing-mode="lr-tb"/>
    </style:style>
    <style:style style:name="P7" style:family="paragraph">
      <loext:graphic-properties draw:fill-color="#fffff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Nature_5f_Illustration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4.799cm" svg:height="4.963cm" svg:x="1.401cm" svg:y="1.637cm" presentation:class="title" presentation:user-transformed="true">
          <draw:text-box>
            <text:p text:style-name="P1"><text:span text:style-name="T1">UCT Engineers Without Borders </text:span><text:span text:style-name="T1"><text:line-break/></text:span><text:span text:style-name="T2">iSondlo Garden Project</text:span></text:p>
          </draw:text-box>
        </draw:frame>
        <draw:frame presentation:style-name="pr2" draw:text-style-name="P4" draw:layer="layout" svg:width="9.799cm" svg:height="2.693cm" svg:x="18.201cm" svg:y="11.8cm" presentation:class="subtitle" presentation:user-transformed="true">
          <draw:text-box>
            <text:p text:style-name="P3"><text:span text:style-name="T1">Electronics Team</text:span></text:p>
            <text:p text:style-name="P3">Prototyping Phase Meeting</text:p>
            <text:p text:style-name="P3">30 April 2023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5.199cm" svg:height="3.506cm" svg:x="1.4cm" svg:y="0.837cm" presentation:class="title">
          <draw:text-box>
            <text:p>Brief</text:p>
          </draw:text-box>
        </draw:frame>
        <draw:frame presentation:style-name="pr5" draw:text-style-name="P6" draw:layer="layout" svg:width="25.199cm" svg:height="13.486cm" svg:x="1.4cm" svg:y="4.9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Divided into 4 phase:</text:p>
                <text:p>I. Design and Procurement Phase</text:p>
                <text:p>II. Prototyping Phase</text:p>
                <text:p>III. Testing Phase</text:p>
                <text:p>IV. Implementation Phas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5.199cm" svg:height="3.506cm" svg:x="1.4cm" svg:y="0.837cm" presentation:class="title">
          <draw:text-box>
            <text:p>Design and Procurement Phase</text:p>
          </draw:text-box>
        </draw:frame>
        <draw:frame presentation:style-name="pr5" draw:text-style-name="P6" draw:layer="layout" svg:width="25.199cm" svg:height="13.486cm" svg:x="1.4cm" svg:y="4.914cm" presentation:class="outline">
          <draw:text-box>
            <text:list text:style-name="L2">
              <text:list-header>
                <text:p/>
                <text:p/>
              </text:list-header>
              <text:list-item>
                <text:p>Design completed in 2021</text:p>
              </text:list-item>
              <text:list-item>
                <text:p>Procurement planning completed in 2022</text:p>
              </text:list-item>
              <text:list-item>
                <text:p>Finishing up procurement order for components for testing this week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5.199cm" svg:height="3.506cm" svg:x="1.4cm" svg:y="0.837cm" presentation:class="title">
          <draw:text-box>
            <text:p>II. Prototyping Phase</text:p>
          </draw:text-box>
        </draw:frame>
        <draw:frame presentation:style-name="pr5" draw:text-style-name="P6" draw:layer="layout" svg:width="25.199cm" svg:height="13.486cm" svg:x="1.4cm" svg:y="4.914cm" presentation:class="outline" presentation:user-transformed="true">
          <draw:text-box>
            <text:list text:style-name="L2">
              <text:list-item>
                <text:p>Components to start with:</text:p>
                <text:p>- Arduino with power cables</text:p>
                <text:p>- Soil Moisture sensors</text:p>
                <text:p>- Temperature sensors</text:p>
                <text:p>- 5V Relay Module</text:p>
                <text:p>- Arduino power cable and wires</text:p>
                <text:p>- Breadboard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3.486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Bitmap_20_1" draw:display-name="Bitmap 1" xlink:href="Pictures/1000000000000421000003192C529E3C6725A439.jpg" xlink:type="simple" xlink:show="embed" xlink:actuate="onLoad"/>
    <draw:fill-image draw:name="background" xlink:href="Pictures/100000000000042100000319D1332304A12891E8.jp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ffffff" draw:marker-start-width="0.2cm" draw:marker-start-center="false" draw:marker-end-width="0.2cm" draw:marker-end-center="false" draw:fill="solid" draw:fill-color="#ffd320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Nature_5f_Illustration-background" style:display-name="Nature_Illustration-background" style:family="presentation">
      <style:graphic-properties draw:stroke="none" draw:fill="bitmap" draw:fill-image-name="Bitmap_20_1" style:repeat="stretch"/>
      <style:text-properties style:letter-kerning="true"/>
    </style:style>
    <style:style style:name="Nature_5f_Illustration-backgroundobjects" style:display-name="Nature_Illustration-backgroundobjects" style:family="presentation">
      <style:graphic-properties draw:textarea-horizontal-align="justify" draw:shadow="hidden" draw:shadow-offset-x="0.2cm" draw:shadow-offset-y="0.2cm" draw:shadow-color="#808080"/>
    </style:style>
    <style:style style:name="Nature_5f_Illustration-notes" style:display-name="Nature_Illustra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Nature_5f_Illustration-outline1" style:display-name="Nature_Illustration-outline1" style:family="presentation">
      <style:graphic-properties draw:stroke="none" draw:fill="none" draw:auto-grow-height="false" draw:fit-to-size="shrink-to-fit" style:shrink-to-fit="true">
        <text:list-style style:name="Nature_5f_Illustration-outline1" style:display-name="Nature_Illust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end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Nature_5f_Illustration-outline2" style:display-name="Nature_Illustration-outline2" style:family="presentation" style:parent-style-name="Nature_5f_Illustration-outline1">
      <style:paragraph-properties fo:margin-top="0cm" fo:margin-bottom="0.4cm" fo:text-align="end"/>
      <style:text-properties fo:font-size="28pt" style:font-size-asian="28pt" style:font-size-complex="28pt"/>
    </style:style>
    <style:style style:name="Nature_5f_Illustration-outline3" style:display-name="Nature_Illustration-outline3" style:family="presentation" style:parent-style-name="Nature_5f_Illustration-outline2">
      <style:paragraph-properties fo:margin-top="0cm" fo:margin-bottom="0.3cm" fo:text-align="end"/>
      <style:text-properties fo:font-size="24pt" style:font-size-asian="24pt" style:font-size-complex="24pt"/>
    </style:style>
    <style:style style:name="Nature_5f_Illustration-outline4" style:display-name="Nature_Illustration-outline4" style:family="presentation" style:parent-style-name="Nature_5f_Illustration-outline3">
      <style:paragraph-properties fo:margin-top="0cm" fo:margin-bottom="0.2cm" fo:text-align="end"/>
      <style:text-properties fo:font-size="20pt" style:font-size-asian="20pt" style:font-size-complex="20pt"/>
    </style:style>
    <style:style style:name="Nature_5f_Illustration-outline5" style:display-name="Nature_Illustration-outline5" style:family="presentation" style:parent-style-name="Nature_5f_Illustration-outline4">
      <style:paragraph-properties fo:margin-top="0cm" fo:margin-bottom="0.1cm" fo:text-align="end"/>
      <style:text-properties fo:font-size="20pt" style:font-size-asian="20pt" style:font-size-complex="20pt"/>
    </style:style>
    <style:style style:name="Nature_5f_Illustration-outline6" style:display-name="Nature_Illustration-outline6" style:family="presentation" style:parent-style-name="Nature_5f_Illustration-outline5">
      <style:paragraph-properties fo:margin-top="0cm" fo:margin-bottom="0.1cm" fo:text-align="end"/>
      <style:text-properties fo:font-size="20pt" style:font-size-asian="20pt" style:font-size-complex="20pt"/>
    </style:style>
    <style:style style:name="Nature_5f_Illustration-outline7" style:display-name="Nature_Illustration-outline7" style:family="presentation" style:parent-style-name="Nature_5f_Illustration-outline6">
      <style:paragraph-properties fo:margin-top="0cm" fo:margin-bottom="0.1cm" fo:text-align="end"/>
      <style:text-properties fo:font-size="20pt" style:font-size-asian="20pt" style:font-size-complex="20pt"/>
    </style:style>
    <style:style style:name="Nature_5f_Illustration-outline8" style:display-name="Nature_Illustration-outline8" style:family="presentation" style:parent-style-name="Nature_5f_Illustration-outline7">
      <style:paragraph-properties fo:margin-top="0cm" fo:margin-bottom="0.1cm"/>
      <style:text-properties fo:font-size="20pt" style:font-size-asian="20pt" style:font-size-complex="20pt"/>
    </style:style>
    <style:style style:name="Nature_5f_Illustration-outline9" style:display-name="Nature_Illustration-outline9" style:family="presentation" style:parent-style-name="Nature_5f_Illustration-outline8">
      <style:paragraph-properties fo:margin-top="0cm" fo:margin-bottom="0.1cm"/>
      <style:text-properties fo:font-size="20pt" style:font-size-asian="20pt" style:font-size-complex="20pt"/>
    </style:style>
    <style:style style:name="Nature_5f_Illustration-subtitle" style:display-name="Nature_Illustration-subtitle" style:family="presentation">
      <style:graphic-properties draw:stroke="none" draw:fill="none" draw:textarea-vertical-align="middle">
        <text:list-style style:name="Nature_5f_Illustration-subtitle" style:display-name="Nature_Illustra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069a2e" style:text-outline="false" style:text-line-through-style="none" style:text-line-through-type="none" style:font-name="Liberation Sans" fo:font-family="'Liberation Sans'" style:font-family-generic="roman" style:font-pitch="variable" fo:font-size="2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Nature_5f_Illustration-title" style:display-name="Nature_Illustration-title" style:family="presentation">
      <style:graphic-properties draw:stroke="none" draw:fill="none" draw:textarea-vertical-align="middle">
        <text:list-style style:name="Nature_5f_Illustration-title" style:display-name="Nature_Illustra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69a2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Nature_5f_Illustration1-background" style:display-name="Nature_Illustration1-background" style:family="presentation">
      <style:graphic-properties draw:stroke="none" draw:fill="bitmap" draw:fill-color="#99cccc" draw:fill-image-name="background" draw:fill-image-width="0cm" draw:fill-image-height="0cm" style:repeat="stretch"/>
      <style:text-properties style:letter-kerning="true"/>
    </style:style>
    <style:style style:name="Nature_5f_Illustration1-backgroundobjects" style:display-name="Nature_Illustration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Nature_5f_Illustration1-notes" style:display-name="Nature_Illustration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Nature_5f_Illustration1-outline1" style:display-name="Nature_Illustration1-outline1" style:family="presentation">
      <style:graphic-properties draw:stroke="none" draw:fill="solid" draw:fill-color="#ffffff" draw:opacity="50%" draw:auto-grow-height="false" draw:fit-to-size="shrink-to-fit" style:shrink-to-fit="true" draw:shadow-opacity="50%">
        <text:list-style style:name="Nature_5f_Illustration1-outline1" style:display-name="Nature_Illustration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Nature_5f_Illustration1-outline2" style:display-name="Nature_Illustration1-outline2" style:family="presentation" style:parent-style-name="Nature_5f_Illustration1-outline1">
      <style:paragraph-properties fo:margin-top="0cm" fo:margin-bottom="0.4cm"/>
      <style:text-properties fo:font-size="28pt" style:font-size-asian="28pt" style:font-size-complex="28pt"/>
    </style:style>
    <style:style style:name="Nature_5f_Illustration1-outline3" style:display-name="Nature_Illustration1-outline3" style:family="presentation" style:parent-style-name="Nature_5f_Illustration1-outline2">
      <style:paragraph-properties fo:margin-top="0cm" fo:margin-bottom="0.3cm"/>
      <style:text-properties fo:font-size="24pt" style:font-size-asian="24pt" style:font-size-complex="24pt"/>
    </style:style>
    <style:style style:name="Nature_5f_Illustration1-outline4" style:display-name="Nature_Illustration1-outline4" style:family="presentation" style:parent-style-name="Nature_5f_Illustration1-outline3">
      <style:paragraph-properties fo:margin-top="0cm" fo:margin-bottom="0.2cm"/>
      <style:text-properties fo:font-size="20pt" style:font-size-asian="20pt" style:font-size-complex="20pt"/>
    </style:style>
    <style:style style:name="Nature_5f_Illustration1-outline5" style:display-name="Nature_Illustration1-outline5" style:family="presentation" style:parent-style-name="Nature_5f_Illustration1-outline4">
      <style:paragraph-properties fo:margin-top="0cm" fo:margin-bottom="0.1cm"/>
      <style:text-properties fo:font-size="20pt" style:font-size-asian="20pt" style:font-size-complex="20pt"/>
    </style:style>
    <style:style style:name="Nature_5f_Illustration1-outline6" style:display-name="Nature_Illustration1-outline6" style:family="presentation" style:parent-style-name="Nature_5f_Illustration1-outline5">
      <style:paragraph-properties fo:margin-top="0cm" fo:margin-bottom="0.1cm"/>
      <style:text-properties fo:font-size="20pt" style:font-size-asian="20pt" style:font-size-complex="20pt"/>
    </style:style>
    <style:style style:name="Nature_5f_Illustration1-outline7" style:display-name="Nature_Illustration1-outline7" style:family="presentation" style:parent-style-name="Nature_5f_Illustration1-outline6">
      <style:paragraph-properties fo:margin-top="0cm" fo:margin-bottom="0.1cm"/>
      <style:text-properties fo:font-size="20pt" style:font-size-asian="20pt" style:font-size-complex="20pt"/>
    </style:style>
    <style:style style:name="Nature_5f_Illustration1-outline8" style:display-name="Nature_Illustration1-outline8" style:family="presentation" style:parent-style-name="Nature_5f_Illustration1-outline7">
      <style:paragraph-properties fo:margin-top="0cm" fo:margin-bottom="0.1cm"/>
      <style:text-properties fo:font-size="20pt" style:font-size-asian="20pt" style:font-size-complex="20pt"/>
    </style:style>
    <style:style style:name="Nature_5f_Illustration1-outline9" style:display-name="Nature_Illustration1-outline9" style:family="presentation" style:parent-style-name="Nature_5f_Illustration1-outline8">
      <style:paragraph-properties fo:margin-top="0cm" fo:margin-bottom="0.1cm"/>
      <style:text-properties fo:font-size="20pt" style:font-size-asian="20pt" style:font-size-complex="20pt"/>
    </style:style>
    <style:style style:name="Nature_5f_Illustration1-subtitle" style:display-name="Nature_Illustration1-subtitle" style:family="presentation">
      <style:graphic-properties draw:stroke="none" draw:fill="none" draw:textarea-vertical-align="middle">
        <text:list-style style:name="Nature_5f_Illustration1-subtitle" style:display-name="Nature_Illustration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Nature_5f_Illustration1-title" style:display-name="Nature_Illustration1-title" style:family="presentation">
      <style:graphic-properties draw:stroke="none" draw:fill="solid" draw:fill-color="#ffffff" draw:opacity="50%" draw:textarea-vertical-align="middle" draw:shadow-opacity="50%">
        <text:list-style style:name="Nature_5f_Illustration1-title" style:display-name="Nature_Illustration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draw:background-size="border" draw:fill="bitmap" draw:fill-color="#99cccc" draw:fill-image-name="background" draw:fill-image-width="0cm" draw:fill-image-height="0cm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Nature_5f_Illust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Nature_5f_Illust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Nature_5f_Illust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Nature_5f_Illustration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Nature_5f_Illustration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Nature_5f_Illustration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Nature_5f_Illustration" style:display-name="Nature_Illustration" style:page-layout-name="PM1" draw:style-name="Mdp1">
      <draw:frame presentation:style-name="Nature_5f_Illustration-title" draw:layer="backgroundobjects" svg:width="24.799cm" svg:height="4.963cm" svg:x="0.8cm" svg:y="4.8cm" presentation:class="title" presentation:placeholder="true">
        <draw:text-box/>
      </draw:frame>
      <draw:frame presentation:style-name="Nature_5f_Illustration-outline1" draw:layer="backgroundobjects" svg:width="14.399cm" svg:height="2.693cm" svg:x="11.201cm" svg:y="10.707cm" presentation:class="outline" presentation:placeholder="true">
        <draw:text-box/>
      </draw:frame>
      <draw:frame presentation:style-name="Mpr1" draw:text-style-name="MP2" draw:layer="backgroundobjects" svg:width="6.523cm" svg:height="0.648cm" svg:x="0cm" svg:y="20cm" presentation:class="date-time">
        <draw:text-box>
          <text:p text:style-name="MP5"><text:span text:style-name="MT1"><presentation:date-time/></text:span></text:p>
        </draw:text-box>
      </draw:frame>
      <draw:frame presentation:style-name="Mpr1" draw:text-style-name="MP6" draw:layer="backgroundobjects" svg:width="8.875cm" svg:height="0.479cm" svg:x="9.576cm" svg:y="20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1.8cm" svg:height="0.8cm" svg:x="25.8cm" svg:y="20.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Nature_5f_Illustration-title" draw:layer="backgroundobjects" svg:width="14.848cm" svg:height="11.136cm" svg:x="3.075cm" svg:y="2.257cm" presentation:class="page"/>
        <draw:frame presentation:style-name="Nature_5f_Illustration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Nature_5f_Illustration1" style:display-name="Nature_Illustration1" style:page-layout-name="PM1" draw:style-name="Mdp2">
      <office:forms form:automatic-focus="false" form:apply-design-mode="false"/>
      <draw:frame presentation:style-name="Nature_5f_Illustration1-title" draw:layer="backgroundobjects" svg:width="25.199cm" svg:height="3.506cm" svg:x="1.4cm" svg:y="0.837cm" presentation:class="title" presentation:placeholder="true">
        <draw:text-box draw:corner-radius="0.6cm"/>
      </draw:frame>
      <draw:frame presentation:style-name="Nature_5f_Illustration1-outline1" draw:layer="backgroundobjects" svg:width="25.199cm" svg:height="13.486cm" svg:x="1.4cm" svg:y="4.914cm" presentation:class="outline" presentation:placeholder="true">
        <draw:text-box draw:corner-radius="1cm"/>
      </draw:frame>
      <draw:frame presentation:style-name="Mpr4" draw:text-style-name="MP2" draw:layer="backgroundobjects" svg:width="6.523cm" svg:height="1.448cm" svg:x="0.077cm" svg:y="20.2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20.2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1.077cm" svg:y="20.152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Nature_5f_Illustration1-title" draw:layer="backgroundobjects" svg:width="14.848cm" svg:height="11.136cm" svg:x="3.075cm" svg:y="2.257cm" presentation:class="page"/>
        <draw:frame presentation:style-name="Nature_5f_Illustration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4-30T19:43:50.709138067</meta:creation-date>
    <meta:editing-duration>PT9M47S</meta:editing-duration>
    <meta:editing-cycles>13</meta:editing-cycles>
    <meta:generator>LibreOffice/6.4.7.2$Linux_X86_64 LibreOffice_project/40$Build-2</meta:generator>
    <dc:title>Nature Illustration</dc:title>
    <dc:date>2023-05-01T22:21:31.095482718</dc:date>
    <meta:document-statistic meta:object-count="52"/>
  </office:meta>
</office:document-meta>
</file>